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fe7f1" officeooo:paragraph-rsid="000fe7f1"/>
    </style:style>
    <style:style style:name="P2" style:family="paragraph" style:parent-style-name="Standard" style:list-style-name="L1">
      <style:text-properties officeooo:rsid="00109ea5" officeooo:paragraph-rsid="00109ea5"/>
    </style:style>
    <style:style style:name="P3" style:family="paragraph" style:parent-style-name="Standard" style:list-style-name="L1">
      <style:text-properties officeooo:rsid="00126182" officeooo:paragraph-rsid="001261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87002303819412056" text:style-name="L1">
        <text:list-item>
          <text:p text:style-name="P1">git init</text:p>
          <text:list>
            <text:list-header>
              <text:p text:style-name="P1"/>
            </text:list-header>
          </text:list>
        </text:list-item>
        <text:list-item>
          <text:p text:style-name="P1">git status <text:s/>// </text:p>
          <text:p text:style-name="P1"/>
        </text:list-item>
        <text:list-item>
          <text:p text:style-name="P1">git add &lt;filename&gt;</text:p>
          <text:p text:style-name="P1"/>
        </text:list-item>
        <text:list-item>
          <text:p text:style-name="P2">git commit</text:p>
          <text:list>
            <text:list-item>
              <text:p text:style-name="P3"/>
            </text:list-item>
          </text:list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SR Krishna</meta:initial-creator>
    <meta:creation-date>2015-10-21T14:38:40.443694288</meta:creation-date>
    <dc:date>2015-10-21T14:56:20.774687228</dc:date>
    <dc:creator>RSR Krishna</dc:creator>
    <meta:editing-duration>PT5M42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19" meta:character-count="60" meta:non-whitespace-character-count="52"/>
  </office:meta>
</office:document-meta>
</file>